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e11" officeooo:paragraph-rsid="00178e11"/>
    </style:style>
    <style:style style:name="P2" style:family="paragraph" style:parent-style-name="Standard" style:list-style-name="L1">
      <style:text-properties officeooo:rsid="00178e11" officeooo:paragraph-rsid="00178e11"/>
    </style:style>
    <style:style style:name="P3" style:family="paragraph" style:parent-style-name="Standard" style:list-style-name="L2">
      <style:text-properties officeooo:rsid="00178e11" officeooo:paragraph-rsid="00178e11"/>
    </style:style>
    <style:style style:name="P4" style:family="paragraph" style:parent-style-name="Standard" style:list-style-name="L2">
      <style:text-properties officeooo:paragraph-rsid="00178e11"/>
    </style:style>
    <style:style style:name="T1" style:family="text">
      <style:text-properties officeooo:rsid="00178e11"/>
    </style:style>
    <style:style style:name="T2" style:family="text">
      <style:text-properties officeooo:rsid="0017f6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ust Do</text:span>:</text:p>
      <text:p text:style-name="P1"/>
      <text:list xml:id="list3236612061" text:style-name="L1">
        <text:list-item>
          <text:p text:style-name="P2">risk assessment (see example in folder) email to Simon Taylor</text:p>
        </text:list-item>
        <text:list-item>
          <text:p text:style-name="P2">find laptops to lend to students, ask Chris Heeley well in advance!</text:p>
        </text:list-item>
        <text:list-item>
          <text:p text:style-name="P2">organise internet access, ask Chris Heeley when sorting out laptops </text:p>
        </text:list-item>
      </text:list>
      <text:p text:style-name="P1"/>
      <text:p text:style-name="P1">Extra <text:span text:style-name="T2">prep</text:span>:</text:p>
      <text:p text:style-name="P1"/>
      <text:list xml:id="list2229569914" text:style-name="L2">
        <text:list-item>
          <text:p text:style-name="P3">book meeting rooms for the students to work in for the week, I found it easier to work with them in a room where we could chat without disrupting others</text:p>
        </text:list-item>
        <text:list-item>
          <text:p text:style-name="P3">prepare a project for the students to work on, I have an example on github</text:p>
        </text:list-item>
        <text:list-item>
          <text:p text:style-name="P4"><text:span text:style-name="T1">setup appropriate software on the laptops before the students arrive </text:span><text:span text:style-name="T2">so they don’t get bored waiting for software to install ect</text:span></text:p>
        </text:list-item>
        <text:list-item>
          <text:p text:style-name="P3">Arrange meetings/chats with several different colleagues, the students will be keen to find out what life is like as an RSE and hear about different peoples journey to that role</text:p>
        </text:list-item>
        <text:list-item>
          <text:p text:style-name="P3">If you can invite the students along to project meetings, especially ones where they can learn about an existing project and chip in with their own ideas/thought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6:41:49.720672555</meta:creation-date>
    <dc:date>2022-10-04T17:03:48.853725456</dc:date>
    <meta:editing-duration>PT1M8S</meta:editing-duration>
    <meta:editing-cycles>1</meta:editing-cycles>
    <meta:document-statistic meta:table-count="0" meta:image-count="0" meta:object-count="0" meta:page-count="1" meta:paragraph-count="10" meta:word-count="167" meta:character-count="917" meta:non-whitespace-character-count="766"/>
    <meta:generator>LibreOffice/6.4.7.2$Linux_X86_64 LibreOffice_project/40$Build-2</meta:generator>
  </office:meta>
</office:document-meta>
</file>